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13c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a352b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f785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13cd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a352b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a13cd5" officeooo:paragraph-rsid="00a13cd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a2ed59" officeooo:paragraph-rsid="00a2ed59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352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a68cee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2ed5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a2ed59" officeooo:paragraph-rsid="00a352b3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a58ff3" officeooo:paragraph-rsid="00a58ff3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13cd5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a352b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13cd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352b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a68ce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2be36" officeooo:paragraph-rsid="00a2be36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352b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352b3" officeooo:paragraph-rsid="00a58ff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52b07" officeooo:paragraph-rsid="00a58ff3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58ff3" officeooo:paragraph-rsid="00a58ff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a68cee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a13cd5" style:font-size-asian="10.5pt" style:font-weight-asian="bold" style:font-size-complex="12pt" style:font-weight-complex="bold"/>
    </style:style>
    <style:style style:name="P10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109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111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112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20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12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23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12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12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26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2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2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29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30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3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3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34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35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36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37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38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39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40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41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68cee" officeooo:paragraph-rsid="00a68cee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7fba4" officeooo:paragraph-rsid="00a7fba4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9446d" officeooo:paragraph-rsid="00a9446d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46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47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style:style style:name="T36" style:family="text">
      <style:text-properties officeooo:rsid="009de6c6"/>
    </style:style>
    <style:style style:name="T37" style:family="text">
      <style:text-properties officeooo:rsid="00a13cd5"/>
    </style:style>
    <style:style style:name="T38" style:family="text">
      <style:text-properties officeooo:rsid="00a2cde2"/>
    </style:style>
    <style:style style:name="T39" style:family="text">
      <style:text-properties officeooo:rsid="00a352b3"/>
    </style:style>
    <style:style style:name="T40" style:family="text">
      <style:text-properties officeooo:rsid="00a58ff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a68cee"/>
    </style:style>
    <style:style style:name="T43" style:family="text">
      <style:text-properties officeooo:rsid="00a7fb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3"/>
      <text:p text:style-name="P33"/>
      <text:p text:style-name="P33">Di<text:span text:style-name="T4">marts</text:span><text:tab/>2<text:span text:style-name="T4">4</text:span>/09/2<text:span text:style-name="T3">4</text:span></text:p>
      <text:p text:style-name="P13">Comentat </text:p>
      <text:list xml:id="list807648124435780767" text:style-name="L1">
        <text:list-item>
          <text:p text:style-name="P101">Document <text:a xlink:type="simple" xlink:href="https://paulinoposada.github.io/web_fred/web_fred_2425/documents/presentacio_modul.pdf">presentació</text:a></text:p>
        </text:list-item>
        <text:list-item>
          <text:p text:style-name="P102"><text:a xlink:type="simple" xlink:href="https://paulinoposada.github.io/web_fred/web_fred_2425/index_fred_2425.html"><text:span text:style-name="T2">Lloc web</text:span></text:a></text:p>
        </text:list-item>
        <text:list-item>
          <text:p text:style-name="P115">Treball autònom tasca 1</text:p>
        </text:list-item>
        <text:list-item>
          <text:p text:style-name="P103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34">Di<text:span text:style-name="T4">mecres</text:span><text:tab/>2<text:span text:style-name="T5">5</text:span>/09/2<text:span text:style-name="T3">4</text:span></text:p>
      <text:p text:style-name="P14"><text:s/></text:p>
      <text:list xml:id="list7350115236355594063" text:style-name="L2">
        <text:list-item>
          <text:p text:style-name="P108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116">Presentat funcionament datalogger (mesurament temperatures gel, aigua bullint i ambient)</text:p>
        </text:list-item>
      </text:list>
      <text:p text:style-name="P49"/>
      <text:p text:style-name="P49"/>
      <text:p text:style-name="P34">Di<text:span text:style-name="T6">jous<text:tab/></text:span><text:tab/>2<text:span text:style-name="T6">6</text:span>/09/2<text:span text:style-name="T3">4</text:span></text:p>
      <text:p text:style-name="P14"><text:s/></text:p>
      <text:list xml:id="list8575143838766874307" text:style-name="L3">
        <text:list-item>
          <text:p text:style-name="P109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122">Baixat a taller comentat components simulador</text:p>
        </text:list-item>
      </text:list>
      <text:p text:style-name="P58"/>
      <text:p text:style-name="P58"/>
      <text:p text:style-name="P34">Di<text:span text:style-name="T6">vendres<text:tab/></text:span>2<text:span text:style-name="T6">7</text:span>/09/2<text:span text:style-name="T3">4</text:span></text:p>
      <text:p text:style-name="P14"><text:s/></text:p>
      <text:list xml:id="list6016969833551063516" text:style-name="L4">
        <text:list-item>
          <text:p text:style-name="P145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63"/>
      <text:p text:style-name="P63"/>
      <text:p text:style-name="P63"/>
      <text:p text:style-name="P35">Di<text:span text:style-name="T4">marts</text:span><text:tab/><text:span text:style-name="T7">01</text:span>/<text:span text:style-name="T7">10</text:span>/2<text:span text:style-name="T3">4</text:span></text:p>
      <text:p text:style-name="P15"/>
      <text:list xml:id="list10049669942636" text:continue-list="list807648124435780767" text:style-name="L1">
        <text:list-item>
          <text:p text:style-name="P104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117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35">Di<text:span text:style-name="T4">mecres</text:span><text:tab/><text:span text:style-name="T7">02</text:span>/<text:span text:style-name="T7">10</text:span>/2<text:span text:style-name="T3">4</text:span></text:p>
      <text:p text:style-name="P15"><text:s/></text:p>
      <text:list xml:id="list6754537465720425273" text:style-name="L5">
        <text:list-item>
          <text:p text:style-name="P110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118"><text:span text:style-name="T13">D</text:span><text:span text:style-name="T8">emostració soldadura tova</text:span></text:p>
        </text:list-item>
        <text:list-item>
          <text:p text:style-name="P124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125">Inspeccionem chiller portat per Agustin per fer prova de funcionament al taller.</text:p>
        </text:list-item>
      </text:list>
      <text:p text:style-name="P50"/>
      <text:p text:style-name="P50"/>
      <text:p text:style-name="P35">Di<text:span text:style-name="T6">jous<text:tab/></text:span><text:tab/><text:span text:style-name="T7">03</text:span>/<text:span text:style-name="T7">10</text:span>/2<text:span text:style-name="T3">4</text:span></text:p>
      <text:p text:style-name="P15"><text:s/></text:p>
      <text:list xml:id="list1328547145819967938" text:style-name="L6">
        <text:list-item>
          <text:p text:style-name="P126">Sortida amb Javier Catbajosa</text:p>
        </text:list-item>
      </text:list>
      <text:p text:style-name="P59"/>
      <text:p text:style-name="P59"/>
      <text:p text:style-name="P35"/>
      <text:p text:style-name="P97">Di<text:span text:style-name="T6">vendres<text:tab/>04</text:span>/<text:span text:style-name="T7">10</text:span>/2<text:span text:style-name="T3">4</text:span></text:p>
      <text:p text:style-name="P15"><text:s/></text:p>
      <text:list xml:id="list6739718317519169132" text:style-name="L7">
        <text:list-item>
          <text:p text:style-name="P111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63"/>
      <text:p text:style-name="P63"/>
      <text:p text:style-name="P63"/>
      <text:p text:style-name="P63"/>
      <text:p text:style-name="P36">Di<text:span text:style-name="T4">marts</text:span><text:tab/><text:span text:style-name="T7">08</text:span>/<text:span text:style-name="T7">10</text:span>/2<text:span text:style-name="T3">4</text:span></text:p>
      <text:p text:style-name="P16"/>
      <text:list xml:id="list10048729471002" text:continue-list="list10049669942636" text:style-name="L1">
        <text:list-item>
          <text:p text:style-name="P10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36">Di<text:span text:style-name="T4">mecres</text:span><text:tab/><text:span text:style-name="T7">09</text:span>/<text:span text:style-name="T7">10</text:span>/2<text:span text:style-name="T3">4</text:span></text:p>
      <text:p text:style-name="P16"><text:s/></text:p>
      <text:list xml:id="list4267981957348997400" text:style-name="L8">
        <text:list-item>
          <text:p text:style-name="P11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27">Comentat apartats 1.6.1 Calor específico, 1.6.2 Cambio de estado, calor sensible y latente, començat amb 1.6.3 Transmisión del calor. </text:p>
        </text:list-item>
        <text:list-item>
          <text:p text:style-name="P146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51"/>
      <text:p text:style-name="P51"/>
      <text:p text:style-name="P36">Di<text:span text:style-name="T6">jous<text:tab/></text:span><text:tab/><text:span text:style-name="T23">10</text:span>/<text:span text:style-name="T7">10</text:span>/2<text:span text:style-name="T3">4</text:span></text:p>
      <text:p text:style-name="P16"><text:s/></text:p>
      <text:list xml:id="list4422453974537163975" text:style-name="L9">
        <text:list-item>
          <text:p text:style-name="P128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60"/>
      <text:p text:style-name="P36"/>
      <text:p text:style-name="P36">Di<text:span text:style-name="T6">vendres<text:tab/>11</text:span>/<text:span text:style-name="T7">10</text:span>/2<text:span text:style-name="T3">4</text:span></text:p>
      <text:p text:style-name="P16"><text:s/></text:p>
      <text:list xml:id="list5895934351501837316" text:style-name="L10">
        <text:list-item>
          <text:p text:style-name="P129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64"/>
      <text:p text:style-name="P64"/>
      <text:p text:style-name="P37">Di<text:span text:style-name="T4">marts</text:span><text:tab/><text:span text:style-name="T7">15</text:span>/<text:span text:style-name="T7">10</text:span>/2<text:span text:style-name="T3">4</text:span></text:p>
      <text:p text:style-name="P17"/>
      <text:list xml:id="list10049112499332" text:continue-list="list10048729471002" text:style-name="L1">
        <text:list-item>
          <text:p text:style-name="P10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119"><text:span text:style-name="T13">C</text:span><text:span text:style-name="T8">omentat apartat 1.6.5 Saturació, subrefredament i sobreescalfament</text:span></text:p>
        </text:list-item>
        <text:list-item>
          <text:p text:style-name="P133">Fet els exercicis 1.7.1 a 3.</text:p>
        </text:list-item>
      </text:list>
      <text:p text:style-name="P5"/>
      <text:p text:style-name="P5"/>
      <text:p text:style-name="P37">Di<text:span text:style-name="T4">mecres</text:span><text:tab/><text:span text:style-name="T25">16</text:span>/<text:span text:style-name="T7">10</text:span>/2<text:span text:style-name="T3">4</text:span></text:p>
      <text:p text:style-name="P17"><text:s/></text:p>
      <text:list xml:id="list2051099785869474571" text:style-name="L11">
        <text:list-item>
          <text:p text:style-name="P147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52"/>
      <text:p text:style-name="P52"/>
      <text:p text:style-name="P37">Di<text:span text:style-name="T6">jous<text:tab/></text:span><text:tab/><text:span text:style-name="T23">17</text:span>/<text:span text:style-name="T7">10</text:span>/2<text:span text:style-name="T3">4</text:span></text:p>
      <text:p text:style-name="P17"><text:s/></text:p>
      <text:list xml:id="list8082250883207990761" text:style-name="L12">
        <text:list-item>
          <text:p text:style-name="P134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61"/>
      <text:p text:style-name="P37"/>
      <text:p text:style-name="P37"><text:soft-page-break/>Di<text:span text:style-name="T6">vendres<text:tab/>18</text:span>/<text:span text:style-name="T7">10</text:span>/2<text:span text:style-name="T3">4</text:span></text:p>
      <text:p text:style-name="P17"><text:s/></text:p>
      <text:list xml:id="list2679350631270223063" text:style-name="L13">
        <text:list-item>
          <text:p text:style-name="P130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65"/>
      <text:p text:style-name="P38">Di<text:span text:style-name="T4">marts</text:span><text:tab/><text:span text:style-name="T27">22</text:span>/<text:span text:style-name="T7">10</text:span>/2<text:span text:style-name="T3">4</text:span></text:p>
      <text:p text:style-name="P18"/>
      <text:list xml:id="list10049919927213" text:continue-list="list10049112499332" text:style-name="L1">
        <text:list-item>
          <text:p text:style-name="P10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20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120"><text:span text:style-name="T13">C</text:span><text:span text:style-name="T20">omentat apartat 1.8.2 Expansión de un gas a presión constante.</text:span></text:p>
        </text:list-item>
        <text:list-item>
          <text:p text:style-name="P120"><text:span text:style-name="T13">C</text:span><text:span text:style-name="T20">omentat apartat 1.8.3 Mezcla de gases.</text:span></text:p>
        </text:list-item>
        <text:list-item>
          <text:p text:style-name="P121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38">Di<text:span text:style-name="T4">mecres</text:span><text:tab/><text:span text:style-name="T27">23</text:span>/<text:span text:style-name="T7">10</text:span>/2<text:span text:style-name="T3">4</text:span></text:p>
      <text:p text:style-name="P18"><text:s/></text:p>
      <text:list xml:id="list8588381596561359023" text:style-name="L14">
        <text:list-item>
          <text:p text:style-name="P135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53"/>
      <text:p text:style-name="P53"/>
      <text:p text:style-name="P38">Di<text:span text:style-name="T6">jous<text:tab/></text:span><text:tab/><text:span text:style-name="T27">24</text:span>/<text:span text:style-name="T7">10</text:span>/2<text:span text:style-name="T3">4</text:span></text:p>
      <text:p text:style-name="P18"><text:s/></text:p>
      <text:list xml:id="list1133845702509085362" text:style-name="L15">
        <text:list-item>
          <text:p text:style-name="P11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36"><text:span text:style-name="T2">C</text:span>omentat <text:span text:style-name="T29">exercici 1.7-5.</text:span></text:p>
        </text:list-item>
        <text:list-item>
          <text:p text:style-name="P137"><text:span text:style-name="T2">C</text:span>omentat apartat <text:span text:style-name="T29">1.8.4 Diagrama Mollier.</text:span></text:p>
        </text:list-item>
        <text:list-item>
          <text:p text:style-name="P138">Comentat exercicis 1.9-1 a 4. </text:p>
        </text:list-item>
      </text:list>
      <text:p text:style-name="P62"/>
      <text:p text:style-name="P38"/>
      <text:p text:style-name="P38">Di<text:span text:style-name="T6">vendres<text:tab/>25</text:span>/<text:span text:style-name="T7">10</text:span>/2<text:span text:style-name="T3">4</text:span></text:p>
      <text:p text:style-name="P18"><text:s/></text:p>
      <text:list xml:id="list2583367643911233914" text:style-name="L16">
        <text:list-item>
          <text:p text:style-name="P11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68"/>
      <text:list xml:id="list10049150690523" text:continue-numbering="true" text:style-name="L16">
        <text:list-header>
          <text:p text:style-name="P123"/>
        </text:list-header>
      </text:list>
      <text:p text:style-name="P39">Di<text:span text:style-name="T4">marts</text:span><text:tab/><text:span text:style-name="T27">29</text:span>/<text:span text:style-name="T7">10</text:span>/2<text:span text:style-name="T3">4</text:span></text:p>
      <text:p text:style-name="P19"/>
      <text:list xml:id="list10048696872716" text:continue-list="list10049919927213" text:style-name="L1">
        <text:list-item>
          <text:p text:style-name="P131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9">Di<text:span text:style-name="T4">mecres</text:span><text:tab/><text:span text:style-name="T29">30</text:span>/<text:span text:style-name="T7">10</text:span>/2<text:span text:style-name="T3">4</text:span></text:p>
      <text:p text:style-name="P19"><text:s/></text:p>
      <text:list xml:id="list7707769057433519836" text:style-name="L17">
        <text:list-item>
          <text:p text:style-name="P141">Comentem exemple de càlcul de conservació de cabal.</text:p>
        </text:list-item>
        <text:list-item>
          <text:p text:style-name="P141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54"/>
      <text:p text:style-name="P54"/>
      <text:p text:style-name="P39">Di<text:span text:style-name="T6">jous<text:tab/></text:span><text:tab/><text:span text:style-name="T29">31</text:span>/<text:span text:style-name="T7">10</text:span>/2<text:span text:style-name="T3">4</text:span></text:p>
      <text:p text:style-name="P19"><text:s/></text:p>
      <text:list xml:id="list6520385783191375994" text:style-name="L18">
        <text:list-item>
          <text:p text:style-name="P139">lliure centre</text:p>
        </text:list-item>
      </text:list>
      <text:p text:style-name="P39"/>
      <text:p text:style-name="P39">Di<text:span text:style-name="T6">vendres<text:tab/>01</text:span>/<text:span text:style-name="T7">11</text:span>/2<text:span text:style-name="T3">4</text:span></text:p>
      <text:p text:style-name="P19"><text:s/></text:p>
      <text:list xml:id="list8150787982793110936" text:style-name="L19">
        <text:list-item>
          <text:p text:style-name="P140"><text:span text:style-name="T2">T</text:span>ots Sants</text:p>
        </text:list-item>
      </text:list>
      <text:p text:style-name="P39"><text:soft-page-break/>Di<text:span text:style-name="T4">marts</text:span><text:tab/><text:span text:style-name="T29">05</text:span>/<text:span text:style-name="T7">11</text:span>/2<text:span text:style-name="T3">4</text:span></text:p>
      <text:p text:style-name="P19"/>
      <text:p text:style-name="P66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72">Comentat apartat 1.1.1 EER i COP</text:p>
      <text:p text:style-name="P72">1.1.2 Components de la instal·lació frigorífica</text:p>
      <text:p text:style-name="P72">Començat amb 1.1.3 Ciclo frigorífico en el diagrama p h</text:p>
      <text:list xml:id="list10048580278536" text:continue-list="list10048696872716" text:style-name="L1">
        <text:list-header>
          <text:p text:style-name="P132"/>
        </text:list-header>
      </text:list>
      <text:p text:style-name="P7"/>
      <text:p text:style-name="P7"/>
      <text:p text:style-name="P39">Di<text:span text:style-name="T4">mecres</text:span><text:tab/><text:span text:style-name="T29">06</text:span>/<text:span text:style-name="T7">11</text:span>/2<text:span text:style-name="T3">4</text:span></text:p>
      <text:p text:style-name="P19"><text:s/></text:p>
      <text:p text:style-name="P71"><text:span text:style-name="T28">Terminat amb</text:span> pràctica <text:a xlink:type="simple" xlink:href="https://paulinoposada.github.io/web_fred/web_fred_2425/documents/practica_soldadura_forta.pdf">soldadura forta</text:a>.</text:p>
      <text:p text:style-name="P73">Preparat pràctica refredadora</text:p>
      <text:p text:style-name="P67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54"/>
      <text:p text:style-name="P54"/>
      <text:p text:style-name="P39">Di<text:span text:style-name="T6">jous<text:tab/></text:span><text:tab/><text:span text:style-name="T29">07</text:span>/<text:span text:style-name="T7">11</text:span>/2<text:span text:style-name="T3">4</text:span></text:p>
      <text:p text:style-name="P19"><text:s/></text:p>
      <text:p text:style-name="P69"><text:a xlink:type="simple" xlink:href="https://paulinoposada.github.io/web_fred/web_fred_2425/examens/241107_omf_map33b_examen.pdf">Examen</text:a></text:p>
      <text:p text:style-name="P39"/>
      <text:p text:style-name="P39">Di<text:span text:style-name="T6">vendres<text:tab/>08</text:span>/<text:span text:style-name="T7">11</text:span>/2<text:span text:style-name="T3">4</text:span></text:p>
      <text:p text:style-name="P19"><text:s/></text:p>
      <text:p text:style-name="P70">Comentem <text:a xlink:type="simple" xlink:href="https://paulinoposada.github.io/web_fred/web_fred_2425/examens/241107_omf_map33b_examen_sol.pdf">solució examen</text:a>.</text:p>
      <text:p text:style-name="P70"/>
      <text:p text:style-name="P70"/>
      <text:p text:style-name="P40">Di<text:span text:style-name="T4">marts</text:span><text:tab/><text:span text:style-name="T30">12</text:span>/<text:span text:style-name="T7">11</text:span>/2<text:span text:style-name="T3">4</text:span></text:p>
      <text:p text:style-name="P20"/>
      <text:p text:style-name="P7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40">Di<text:span text:style-name="T4">mecres</text:span><text:tab/><text:span text:style-name="T30">13</text:span>/<text:span text:style-name="T7">11</text:span>/2<text:span text:style-name="T3">4</text:span></text:p>
      <text:p text:style-name="P20"><text:s/></text:p>
      <text:p text:style-name="P79">Baixat al taller i mostrat com muntar i posar en marxa l'enfriadora.</text:p>
      <text:p text:style-name="P79">Terminat de comentar l'exercici 1.2-1. Comencat amb l'exercici 1.2-2.</text:p>
      <text:p text:style-name="P55"/>
      <text:p text:style-name="P55"/>
      <text:p text:style-name="P40">Di<text:span text:style-name="T6">jous<text:tab/></text:span><text:tab/><text:span text:style-name="T30">14</text:span>/<text:span text:style-name="T7">11</text:span>/2<text:span text:style-name="T3">4</text:span></text:p>
      <text:p text:style-name="P20"><text:s/></text:p>
      <text:p text:style-name="P74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80">Comentat exercicis 1.2-2 <text:span text:style-name="T31">a 4</text:span>.</text:p>
      <text:p text:style-name="P40"/>
      <text:p text:style-name="P40">Di<text:span text:style-name="T6">vendres<text:tab/>15</text:span>/<text:span text:style-name="T7">11</text:span>/2<text:span text:style-name="T3">4</text:span></text:p>
      <text:p text:style-name="P20"><text:s/></text:p>
      <text:p text:style-name="P76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81">Comentat exercici 1.2-5.</text:p>
      <text:p text:style-name="P76"/>
      <text:p text:style-name="P98">Di<text:span text:style-name="T4">marts</text:span><text:tab/><text:span text:style-name="T30">19</text:span>/<text:span text:style-name="T7">11</text:span>/2<text:span text:style-name="T3">4</text:span></text:p>
      <text:p text:style-name="P21"/>
      <text:p text:style-name="P77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85">Acabat de comentar exercici 1.2-5.</text:p>
      <text:p text:style-name="P85">Comentat exercici 1.2-6 (Com afecten subreferedament i sobreescalfament a la eficiencia del la instal·lació).</text:p>
      <text:p text:style-name="P85">Comentat apartat 1.3 Influencia del sobrecalentamiento y subenfriamiento en el la eficiencia y el compresor</text:p>
      <text:p text:style-name="P9"/>
      <text:p text:style-name="P9"/>
      <text:p text:style-name="P41">Di<text:span text:style-name="T4">mecres</text:span><text:tab/><text:span text:style-name="T32">20</text:span>/<text:span text:style-name="T7">11</text:span>/2<text:span text:style-name="T3">4</text:span></text:p>
      <text:p text:style-name="P27">Comentat la fitxa tècnica del R600a.</text:p>
      <text:p text:style-name="P22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86">Baixat al taller. Grup1 munta circuit chiller. La resta comprobem càrrega de refrigerant en dos a/a.</text:p>
      <text:p text:style-name="P56"/>
      <text:p text:style-name="P56"/>
      <text:p text:style-name="P41">Di<text:span text:style-name="T6">jous<text:tab/></text:span><text:tab/><text:span text:style-name="T32">21</text:span>/<text:span text:style-name="T7">11</text:span>/2<text:span text:style-name="T3">4</text:span></text:p>
      <text:p text:style-name="P23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87">Comentat apartat 2.1.1 Clasificación de compresores por su integración en el circuito frigorífico</text:p>
      <text:p text:style-name="P28"/>
      <text:p text:style-name="P41">Di<text:span text:style-name="T6">vendres<text:tab/>22</text:span>/<text:span text:style-name="T7">11</text:span>/2<text:span text:style-name="T3">4</text:span></text:p>
      <text:p text:style-name="P23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87">Comentat apartat 2.1.1 Clasificación de compresores por su integración en el circuito frigorífico</text:p>
      <text:p text:style-name="P87">Comentat exemple 2.1.1.1-1</text:p>
      <text:p text:style-name="P99">Di<text:span text:style-name="T4">marts</text:span><text:tab/><text:span text:style-name="T34">26</text:span>/<text:span text:style-name="T7">11</text:span>/2<text:span text:style-name="T3">4</text:span></text:p>
      <text:p text:style-name="P28">Comentem dubtes examen de demà.</text:p>
      <text:p text:style-name="P10"/>
      <text:p text:style-name="P10"/>
      <text:p text:style-name="P42">Di<text:span text:style-name="T4">mecres</text:span><text:tab/><text:span text:style-name="T32">27</text:span>/<text:span text:style-name="T7">11</text:span>/2<text:span text:style-name="T3">4</text:span></text:p>
      <text:p text:style-name="P87">Examen</text:p>
      <text:p text:style-name="P57"/>
      <text:p text:style-name="P42">Di<text:span text:style-name="T6">jous<text:tab/></text:span><text:tab/><text:span text:style-name="T32">28</text:span>/<text:span text:style-name="T7">11</text:span>/2<text:span text:style-name="T3">4</text:span></text:p>
      <text:p text:style-name="P23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42"/>
      <text:p text:style-name="P42">Di<text:span text:style-name="T6">vendres<text:tab/>29</text:span>/<text:span text:style-name="T7">11</text:span>/2<text:span text:style-name="T3">4</text:span></text:p>
      <text:p text:style-name="P24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23"><text:span text:style-name="T36">Comentem exemple 2.1.2.2-1</text:span> </text:p>
      <text:p text:style-name="P82"/>
      <text:p text:style-name="P78"/>
      <text:p text:style-name="P100">Di<text:span text:style-name="T4">marts</text:span><text:tab/><text:span text:style-name="T37">03</text:span>/<text:span text:style-name="T7">12</text:span>/2<text:span text:style-name="T3">4</text:span></text:p>
      <text:p text:style-name="P29"/>
      <text:p text:style-name="P31">Comentem apartat a), refrigerant R134a del ta08. </text:p>
      <text:p text:style-name="P11"/>
      <text:p text:style-name="P43">Di<text:span text:style-name="T4">mecres</text:span><text:tab/><text:span text:style-name="T37">04</text:span>/<text:span text:style-name="T7">12</text:span>/2<text:span text:style-name="T3">4</text:span></text:p>
      <text:p text:style-name="P88"/>
      <text:p text:style-name="P91"><text:span text:style-name="T38">Posem en marxa</text:span> <text:span text:style-name="T38">l'</text:span>enfriadora i prenem dades de temperatures d'entrada i sortida al evaporador, d'entrada i sortida al condensador (aigua piscina) i del cub amb aigua refredada pel evaporador.</text:p>
      <text:p text:style-name="P43"/>
      <text:p text:style-name="P43">Di<text:span text:style-name="T6">jous<text:tab/></text:span><text:tab/><text:span text:style-name="T37">05</text:span>/<text:span text:style-name="T7">12</text:span>/2<text:span text:style-name="T3">4</text:span></text:p>
      <text:p text:style-name="P25"/>
      <text:p text:style-name="P32">Comentem el <text:a xlink:type="simple" xlink:href="https://paulinoposada.github.io/web_fred/web_fred_2425/documents/ta/ta_09.pdf">treball autònom 9</text:a>.</text:p>
      <text:p text:style-name="P46"/>
      <text:p text:style-name="P43">Di<text:span text:style-name="T6">vendres<text:tab/>06</text:span>/<text:span text:style-name="T7">12</text:span>/2<text:span text:style-name="T3">4</text:span></text:p>
      <text:p text:style-name="P83"/>
      <text:p text:style-name="P92">Festiu</text:p>
      <text:p text:style-name="P44"/>
      <text:p text:style-name="P44">Di<text:span text:style-name="T4">marts</text:span><text:tab/><text:span text:style-name="T39">10</text:span>/<text:span text:style-name="T7">12</text:span>/2<text:span text:style-name="T3">4</text:span></text:p>
      <text:p text:style-name="P30"/>
      <text:p text:style-name="P92">Baixa</text:p>
      <text:p text:style-name="P12"/>
      <text:p text:style-name="P44">Di<text:span text:style-name="T4">mecres</text:span><text:tab/><text:span text:style-name="T39">11</text:span>/<text:span text:style-name="T7">12</text:span>/2<text:span text:style-name="T3">4</text:span></text:p>
      <text:p text:style-name="P89"/>
      <text:p text:style-name="P92">Baixa</text:p>
      <text:p text:style-name="P44"/>
      <text:p text:style-name="P44">Di<text:span text:style-name="T6">jous<text:tab/></text:span><text:tab/><text:span text:style-name="T39">12</text:span>/<text:span text:style-name="T7">12</text:span>/2<text:span text:style-name="T3">4</text:span></text:p>
      <text:p text:style-name="P26"/>
      <text:p text:style-name="P92">Baixa</text:p>
      <text:p text:style-name="P47"/>
      <text:p text:style-name="P44">Di<text:span text:style-name="T6">vendres<text:tab/>13</text:span>/<text:span text:style-name="T7">12</text:span>/2<text:span text:style-name="T3">4</text:span></text:p>
      <text:p text:style-name="P84"/>
      <text:p text:style-name="P92">Baixa</text:p>
      <text:p text:style-name="P92"/>
      <text:p text:style-name="P92"/>
      <text:p text:style-name="P44">Di<text:span text:style-name="T4">marts</text:span><text:tab/><text:span text:style-name="T39">17</text:span>/<text:span text:style-name="T7">12</text:span>/2<text:span text:style-name="T3">4</text:span></text:p>
      <text:p text:style-name="P30"/>
      <text:p text:style-name="P95">Falta l'alumnat.</text:p>
      <text:p text:style-name="P12"/>
      <text:p text:style-name="P12"/>
      <text:p text:style-name="P44">Di<text:span text:style-name="T4">mecres</text:span><text:tab/><text:span text:style-name="T39">18</text:span>/<text:span text:style-name="T7">12</text:span>/2<text:span text:style-name="T3">4</text:span></text:p>
      <text:p text:style-name="P89"/>
      <text:p text:style-name="P93">Examen recuperació</text:p>
      <text:p text:style-name="P44"/>
      <text:p text:style-name="P44"/>
      <text:p text:style-name="P44">Di<text:span text:style-name="T6">jous<text:tab/></text:span><text:tab/><text:span text:style-name="T39">19</text:span>/<text:span text:style-name="T7">12</text:span>/2<text:span text:style-name="T3">4</text:span></text:p>
      <text:p text:style-name="P26"/>
      <text:p text:style-name="P94">Comentem l'<text:a xlink:type="simple" xlink:href="https://paulinoposada.github.io/web_fred/web_fred_2425/examens/241218_omf_map33b_examen_sol.pdf">examen de recuperació </text:a><text:a xlink:type="simple" xlink:href="https://paulinoposada.github.io/web_fred/web_fred_2425/examens/241218_omf_map33b_examen_sol.pdf"><text:span text:style-name="T40">del 18/12/24</text:span></text:a><text:span text:style-name="T40">. </text:span></text:p>
      <text:p text:style-name="P48"><text:span text:style-name="T41">Comentem </text:span><text:a xlink:type="simple" xlink:href="https://paulinoposada.github.io/web_fred/web_fred_2425/documents/ta/ta_08.pdf"><text:span text:style-name="T41">treball autonom 8</text:span></text:a><text:span text:style-name="T41">, comparant les solucions obtingudes amb els diagrames p h amb les dades del programa de simulació SOLKANE.</text:span> </text:p>
      <text:p text:style-name="P47"/>
      <text:p text:style-name="P44"/>
      <text:p text:style-name="P84"/>
      <text:p text:style-name="P45"><text:soft-page-break/>Di<text:span text:style-name="T4">mecres</text:span><text:tab/><text:span text:style-name="T42">08</text:span>/<text:span text:style-name="T42">01</text:span>/2<text:span text:style-name="T42">5</text:span></text:p>
      <text:p text:style-name="P90"/>
      <text:p text:style-name="P142">Com<text:span text:style-name="T43">p</text:span>a<text:span text:style-name="T43">r</text:span>em resultats dels programes de simulació SOLKANE amb els resultats del exemple<text:span text:style-name="T43">s 2.1.1.1-1 i</text:span> <text:span text:style-name="T43">2.1.2.2-1.</text:span></text:p>
      <text:p text:style-name="P143">Comentem exemple 2.1.2.2-2.</text:p>
      <text:p text:style-name="P143"/>
      <text:p text:style-name="P144">Taller</text:p>
      <text:p text:style-name="P144">Grup 2 munta circuits referedadora. La resta carreguem de refrigerant un aire condicionat.</text:p>
      <text:p text:style-name="P96"/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1-09T01:00:47.988438699</dc:date>
    <meta:editing-duration>PT1H33M50S</meta:editing-duration>
    <meta:editing-cycles>155</meta:editing-cycles>
    <meta:document-statistic meta:table-count="0" meta:image-count="0" meta:object-count="0" meta:page-count="8" meta:paragraph-count="174" meta:word-count="885" meta:character-count="5936" meta:non-whitespace-character-count="5181"/>
  </office:meta>
</office:document-meta>
</file>